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738e2" officeooo:paragraph-rsid="001738e2"/>
    </style:style>
    <style:style style:name="P2" style:family="paragraph" style:parent-style-name="Standard" style:list-style-name="L1">
      <style:text-properties officeooo:rsid="001738e2" officeooo:paragraph-rsid="00178cf4"/>
    </style:style>
    <style:style style:name="P3" style:family="paragraph" style:parent-style-name="Standard">
      <style:text-properties officeooo:rsid="001738e2" officeooo:paragraph-rsid="001738e2"/>
    </style:style>
    <style:style style:name="P4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fo:color="#2f4f4f" loext:opacity="100%" style:font-name="Cascadia Mono" fo:font-size="9.5pt" style:font-size-asian="9.5pt"/>
    </style:style>
    <style:style style:name="T2" style:family="text">
      <style:text-properties style:use-window-font-color="true" loext:opacity="0%" style:font-name="Liberation Serif" fo:font-size="12pt" style:font-size-asian="10.5pt" style:font-size-complex="12pt"/>
    </style:style>
    <style:style style:name="T3" style:family="text">
      <style:text-properties style:use-window-font-color="true" loext:opacity="0%" style:font-name="Liberation Serif" fo:font-size="12pt" officeooo:rsid="00178cf4" style:font-size-asian="10.5pt" style:font-size-complex="12pt"/>
    </style:style>
    <style:style style:name="T4" style:family="text">
      <style:text-properties style:use-window-font-color="true" loext:opacity="0%" style:font-name="Liberation Serif" fo:font-size="12pt" officeooo:rsid="00186c67" style:font-size-asian="10.5pt" style:font-size-complex="12pt"/>
    </style:style>
    <style:style style:name="T5" style:family="text">
      <style:text-properties fo:color="#008000" loext:opacity="100%" style:font-name="Cascadia Mono" fo:font-size="9.5pt" style:font-size-asian="9.5pt"/>
    </style:style>
    <style:style style:name="T6" style:family="text">
      <style:text-properties fo:color="#000000" loext:opacity="100%" style:font-name="Cascadia Mono" fo:font-size="9.5pt" style:font-size-asian="9.5pt"/>
    </style:style>
    <style:style style:name="T7" style:family="text">
      <style:text-properties fo:color="#2b91af" loext:opacity="100%" style:font-name="Cascadia Mono" fo:font-size="9.5pt" style:font-size-asian="9.5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63371838" text:style-name="L1">
        <text:list-item>
          <text:p text:style-name="P1"/>
          <text:list>
            <text:list-item>
              <text:p text:style-name="P1"/>
              <text:p text:style-name="P1"><text:span text:style-name="T1">D3D12_FILL_MODE_SOLID</text:span><text:span text:style-name="T2">: Preenche o cubo com uma cor sólida</text:span></text:p>
              <text:p text:style-name="P1"><text:span text:style-name="T1">D3D12_FILL_MODE_WIREFRAME</text:span><text:span text:style-name="T2">: </text:span><text:span text:style-name="T3">Mostra os triângulos que formam o esqueleto do cubo (arestas)</text:span></text:p>
            </text:list-item>
            <text:list-item>
              <text:p text:style-name="P1">adsasdas</text:p>
              <text:p text:style-name="P2"><text:span text:style-name="T1">D3D12_CULL_MODE_NONE</text:span><text:span text:style-name="T2">: </text:span><text:span text:style-name="T3">Mostra todos os triângulos que formam o esqueleto do cubo (arestas)</text:span></text:p>
              <text:p text:style-name="P2"><text:span text:style-name="T1">D3D12_CULL_MODE_FRONT</text:span><text:span text:style-name="T2">: </text:span><text:span text:style-name="T3">Mostra todos os triângulos da parte de trás do cubo (que está oculto </text:span><text:span text:style-name="T4">pela parte da frente</text:span><text:span text:style-name="T3">)</text:span></text:p>
            </text:list-item>
          </text:list>
        </text:list-item>
        <text:list-item>
          <text:p text:style-name="P1"/>
          <text:p text:style-name="P1"/>
        </text:list-item>
        <text:list-item>
          <text:p text:style-name="P1"/>
        </text:list-item>
      </text:list>
      <text:p text:style-name="P3"><text:span text:style-name="T5"><text:s text:c="4"/>// vértices da geometria</text:span></text:p>
      <text:p text:style-name="Standard"><text:span text:style-name="T6"><text:s text:c="4"/></text:span><text:span text:style-name="T7">Vertex</text:span><text:span text:style-name="T6"> vertices[5] =</text:span></text:p>
      <text:p text:style-name="Standard"><text:span text:style-name="T6"><text:s text:c="4"/>{</text:span></text:p>
      <text:p text:style-name="Standard"><text:span text:style-name="T6"><text:s text:c="8"/>{ </text:span><text:span text:style-name="T7">XMFLOAT3</text:span><text:span text:style-name="T6">(0.0f, 1.0f, 0.0f), </text:span><text:span text:style-name="T7">XMFLOAT4</text:span><text:span text:style-name="T6">(Colors::Red) },</text:span></text:p>
      <text:p text:style-name="Standard"><text:span text:style-name="T6"><text:s text:c="8"/>{ </text:span><text:span text:style-name="T7">XMFLOAT3</text:span><text:span text:style-name="T6">(-1.0f, -1.0f, -1.0f), </text:span><text:span text:style-name="T7">XMFLOAT4</text:span><text:span text:style-name="T6">(Colors::Yellow) },</text:span></text:p>
      <text:p text:style-name="Standard"><text:span text:style-name="T6"><text:s text:c="8"/>{ </text:span><text:span text:style-name="T7">XMFLOAT3</text:span><text:span text:style-name="T6">(1.0f, -1.0f, -1.0f), </text:span><text:span text:style-name="T7">XMFLOAT4</text:span><text:span text:style-name="T6">(Colors::Yellow) },</text:span></text:p>
      <text:p text:style-name="Standard"><text:span text:style-name="T6"><text:s text:c="8"/>{ </text:span><text:span text:style-name="T7">XMFLOAT3</text:span><text:span text:style-name="T6">(1.0f, -1.0f, 1.0f), </text:span><text:span text:style-name="T7">XMFLOAT4</text:span><text:span text:style-name="T6">(Colors::Yellow) },</text:span></text:p>
      <text:p text:style-name="Standard"><text:span text:style-name="T6"><text:s text:c="8"/>{ </text:span><text:span text:style-name="T7">XMFLOAT3</text:span><text:span text:style-name="T6">(-1.0f, -1.0f, 1.0f), </text:span><text:span text:style-name="T7">XMFLOAT4</text:span><text:span text:style-name="T6">(Colors::Yellow) }</text:span></text:p>
      <text:p text:style-name="Standard"><text:span text:style-name="T6"><text:s text:c="4"/>};</text:span></text:p>
      <text:p text:style-name="P4"/>
      <text:p text:style-name="Standard"><text:span text:style-name="T6"><text:s text:c="4"/></text:span><text:span text:style-name="T5">// índices da geometria</text:span></text:p>
      <text:p text:style-name="Standard"><text:span text:style-name="T6"><text:s text:c="4"/></text:span><text:span text:style-name="T7">ushort</text:span><text:span text:style-name="T6"> indices[18] =</text:span></text:p>
      <text:p text:style-name="Standard"><text:span text:style-name="T6"><text:s text:c="4"/>{</text:span></text:p>
      <text:p text:style-name="Standard"><text:span text:style-name="T6"><text:s text:c="8"/></text:span><text:span text:style-name="T5">// front face left</text:span></text:p>
      <text:p text:style-name="Standard"><text:span text:style-name="T6"><text:s text:c="8"/>0, 2, 1,</text:span></text:p>
      <text:p text:style-name="Standard"><text:span text:style-name="T6"><text:s text:c="8"/></text:span><text:span text:style-name="T5">// front face right</text:span></text:p>
      <text:p text:style-name="Standard"><text:span text:style-name="T6"><text:s text:c="8"/>0, 3, 2,</text:span></text:p>
      <text:p text:style-name="Standard"><text:span text:style-name="T6"><text:s text:c="8"/></text:span><text:span text:style-name="T5">// back face right</text:span></text:p>
      <text:p text:style-name="Standard"><text:span text:style-name="T6"><text:s text:c="8"/>0, 4, 3,</text:span></text:p>
      <text:p text:style-name="Standard"><text:span text:style-name="T6"><text:s text:c="8"/></text:span><text:span text:style-name="T5">// back face left</text:span></text:p>
      <text:p text:style-name="Standard"><text:span text:style-name="T6"><text:s text:c="8"/>0, 1, 4,</text:span></text:p>
      <text:p text:style-name="Standard"><text:span text:style-name="T6"><text:s text:c="8"/></text:span><text:span text:style-name="T5">// bottom</text:span></text:p>
      <text:p text:style-name="Standard"><text:span text:style-name="T6"><text:s text:c="8"/>1, 2, 4,</text:span></text:p>
      <text:p text:style-name="Standard"><text:span text:style-name="T6"><text:s text:c="8"/>2, 3, 4</text:span></text:p>
      <text:p text:style-name="P3"><text:span text:style-name="T6"><text:s text:c="4"/>};</text:span></text:p>
      <text:p text:style-name="P3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20:18:14.643000000</meta:creation-date>
    <dc:date>2022-10-04T23:59:28.257000000</dc:date>
    <meta:editing-duration>PT3H30M27S</meta:editing-duration>
    <meta:editing-cycles>3</meta:editing-cycles>
    <meta:generator>LibreOffice/7.3.6.2$Windows_X86_64 LibreOffice_project/c28ca90fd6e1a19e189fc16c05f8f8924961e12e</meta:generator>
    <meta:document-statistic meta:table-count="0" meta:image-count="0" meta:object-count="0" meta:page-count="1" meta:paragraph-count="33" meta:word-count="139" meta:character-count="1035" meta:non-whitespace-character-count="770"/>
  </office:meta>
</office:document-meta>
</file>